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Ouijda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uijdane" style:family="paragraph" style:parent-style-name="Standard" style:master-page-name="">
      <style:paragraph-properties fo:text-align="justify" style:justify-single-word="false" style:page-number="auto"/>
      <style:text-properties fo:color="#80008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20%" fo:font-weight="normal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2T11:45:57.570731448</meta:creation-date>
    <dc:date>2021-01-12T11:59:41.814536546</dc:date>
    <meta:editing-duration>PT13M44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